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50000006ED6455FCAFBC312B5.png" manifest:media-type="image/png"/>
  <manifest:file-entry manifest:full-path="Pictures/10000001000000AF0000008061EDCC1FEC131C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4000" draw:fill-color="#ffaa95" draw:textarea-horizontal-align="justify" draw:textarea-vertical-align="middle" draw:auto-grow-height="false" fo:min-height="4.307cm" fo:min-width="1.1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21cm" fo:min-width="1.12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1.52cm" fo:min-width="20.074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896cm" fo:min-width="1.662cm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896cm" fo:min-width="2.82cm"/>
      <style:paragraph-properties style:writing-mode="lr-tb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1.682cm" fo:min-width="20.074cm"/>
    </style:style>
    <style:style style:name="gr7" style:family="graphic" style:parent-style-name="standard">
      <style:graphic-properties draw:fill-color="#ffaa95" draw:textarea-horizontal-align="justify" draw:textarea-vertical-align="middle" draw:auto-grow-height="false" fo:min-height="0.896cm" fo:min-width="1.662cm"/>
      <style:paragraph-properties style:writing-mode="lr-tb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0.896cm" fo:min-width="2.678cm"/>
      <style:paragraph-properties style:writing-mode="lr-tb"/>
    </style:style>
    <style:style style:name="gr9" style:family="graphic" style:parent-style-name="standard">
      <style:graphic-properties draw:fill-color="#ffaa95" draw:textarea-horizontal-align="justify" draw:textarea-vertical-align="middle" draw:auto-grow-height="false" fo:min-height="0.896cm" fo:min-width="2.854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1" style:family="graphic" style:parent-style-name="standard">
      <style:graphic-properties draw:fill-color="#ffdbb6" draw:textarea-horizontal-align="justify" draw:textarea-vertical-align="middle" draw:auto-grow-height="false" fo:min-height="1.682cm" fo:min-width="23.376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896cm" fo:min-width="1.916cm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896cm" fo:min-width="2.424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896cm" fo:min-width="3.04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2cm" fo:min-width="1.279cm"/>
      <style:paragraph-properties style:writing-mode="lr-tb"/>
    </style:style>
    <style:style style:name="gr17" style:family="graphic" style:parent-style-name="standard">
      <style:graphic-properties draw:fill-color="#e0c2cd" draw:textarea-horizontal-align="justify" draw:textarea-vertical-align="middle" draw:auto-grow-height="false" fo:min-height="1.782cm" fo:min-width="11.438cm"/>
    </style:style>
    <style:style style:name="gr18" style:family="graphic" style:parent-style-name="standard">
      <style:graphic-properties draw:textarea-horizontal-align="justify" draw:textarea-vertical-align="middle" draw:auto-grow-height="false" fo:min-height="0.896cm" fo:min-width="2.932cm"/>
      <style:paragraph-properties style:writing-mode="lr-tb"/>
    </style:style>
    <style:style style:name="gr19" style:family="graphic" style:parent-style-name="standard">
      <style:graphic-properties draw:fill="none" draw:textarea-vertical-align="middle" draw:auto-grow-height="false" fo:min-height="2.64cm" fo:min-width="0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8.658cm" fo:min-width="0cm"/>
      <style:paragraph-properties style:writing-mode="lr-tb"/>
    </style:style>
    <style:style style:name="gr21" style:family="graphic" style:parent-style-name="standard">
      <style:graphic-properties draw:fill="none" draw:textarea-vertical-align="middle" draw:auto-grow-height="false" fo:min-height="0.954cm" fo:min-width="0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5" style:family="graphic" style:parent-style-name="standard">
      <style:graphic-properties draw:fill-color="#ea7500" draw:textarea-horizontal-align="justify" draw:textarea-vertical-align="middle" draw:auto-grow-height="false" fo:min-height="0.512cm" fo:min-width="3.09cm"/>
      <style:paragraph-properties style:writing-mode="lr-tb"/>
    </style:style>
    <style:style style:name="gr26" style:family="graphic" style:parent-style-name="standard">
      <style:graphic-properties draw:fill-color="#ea7500" draw:textarea-horizontal-align="justify" draw:textarea-vertical-align="middle" draw:auto-grow-height="false" fo:min-height="0.512cm" fo:min-width="3.444cm"/>
      <style:paragraph-properties style:writing-mode="lr-tb"/>
    </style:style>
    <style:style style:name="gr27" style:family="graphic" style:parent-style-name="standard">
      <style:graphic-properties draw:fill-color="#ea7500" draw:textarea-horizontal-align="justify" draw:textarea-vertical-align="middle" draw:auto-grow-height="false" fo:min-height="0.512cm" fo:min-width="3.344cm"/>
      <style:paragraph-properties style:writing-mode="lr-tb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896cm" fo:min-width="2.208cm"/>
      <style:paragraph-properties style:writing-mode="lr-tb"/>
    </style:style>
    <style:style style:name="gr29" style:family="graphic" style:parent-style-name="standard">
      <style:graphic-properties draw:fill-color="#ffaa95" draw:textarea-horizontal-align="justify" draw:textarea-vertical-align="middle" draw:auto-grow-height="false" fo:min-height="0.896cm" fo:min-width="2.208cm"/>
      <style:paragraph-properties style:writing-mode="lr-tb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896cm" fo:min-width="1.938cm"/>
      <style:paragraph-properties style:writing-mode="lr-tb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aa95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dbb6"/>
      <style:paragraph-properties fo:text-align="center"/>
    </style:style>
    <style:style style:name="P5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aa95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/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e0c2cd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ea7500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0" draw:id="id20" draw:layer="layout" svg:width="1.778cm" svg:height="4.729cm" svg:x="0.254cm" svg:y="3.556cm">
          <text:p text:style-name="P1">C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1.778cm" svg:height="1.629cm" svg:x="0.254cm" svg:y="0.403cm">
          <text:p text:style-name="P3"><text:span text:style-name="T1">IDP</text:span></text:p>
          <text:p text:style-name="P3"><text:span text:style-name="T1">SSO</text:span></text:p>
          <text:p text:style-name="P3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0.574cm" svg:height="1.77cm" svg:x="3.694cm" svg:y="2.3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2.286cm" svg:height="1.27cm" svg:x="3.948cm" svg:y="2.705cm">
          <text:p text:style-name="P3"><text:span text:style-name="T2">IHM</text:span></text:p>
          <text:p text:style-name="P3"><text:span text:style-name="T2">I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2.286cm" svg:height="1.27cm" svg:x="7.042cm" svg:y="2.705cm">
          <text:p text:style-name="P3"><text:span text:style-name="T2">IHM</text:span></text:p>
          <text:p text:style-name="P3"><text:span text:style-name="T2">Refer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444cm" svg:height="1.27cm" svg:x="19.072cm" svg:y="2.705cm">
          <text:p text:style-name="P3"><text:span text:style-name="T3">IHMs</text:span></text:p>
          <text:p text:style-name="P3"><text:span text:style-name="T3">Archive-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0.574cm" svg:height="1.932cm" svg:x="3.794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2.286cm" svg:height="1.27cm" svg:x="3.949cm" svg:y="5.706cm">
          <text:p text:style-name="P3"><text:span text:style-name="T2">API IAM</text:span></text:p>
          <text:p text:style-name="P3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4" draw:id="id4" draw:layer="layout" svg:width="3.302cm" svg:height="1.27cm" svg:x="6.382cm" svg:y="5.745cm">
          <text:p text:style-name="P3"><text:span text:style-name="T4">API </text:span><text:span text:style-name="T2">Referential</text:span></text:p>
          <text:p text:style-name="P3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3.478cm" svg:height="1.27cm" svg:x="20.08cm" svg:y="5.745cm">
          <text:p text:style-name="P3"><text:span text:style-name="T1">API Archive-Search</text:span></text:p>
          <text:p text:style-name="P3"><text:span text:style-name="T1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8" draw:layer="layout" draw:type="line" svg:x1="5.091cm" svg:y1="3.975cm" svg:x2="5.092cm" svg:y2="5.706cm" draw:start-shape="id1" draw:start-glue-point="2" draw:end-shape="id2" draw:end-glue-point="0" svg:d="M5091 3975l1 1731" svg:viewBox="0 0 2 1732">
          <text:p text:style-name="P7"><text:span text:style-name="T3">HTTPS <text:s text:c="11"/></text:span></text:p>
        </draw:connector>
        <draw:connector draw:style-name="gr10" draw:text-style-name="P10" draw:layer="layout" draw:type="line" svg:x1="8.185cm" svg:y1="3.975cm" svg:x2="8.033cm" svg:y2="5.745cm" draw:start-shape="id3" draw:start-glue-point="2" draw:end-shape="id4" draw:end-glue-point="0" svg:d="M8185 3975l-152 1770" svg:viewBox="0 0 153 1771">
          <text:p text:style-name="P9"><text:span text:style-name="T3">HTTPS <text:s text:c="11"/></text:span></text:p>
        </draw:connector>
        <draw:connector draw:style-name="gr10" draw:text-style-name="P10" draw:layer="layout" draw:type="line" svg:x1="20.794cm" svg:y1="3.975cm" svg:x2="21.819cm" svg:y2="5.745cm" draw:start-shape="id5" draw:start-glue-point="2" draw:end-shape="id6" draw:end-glue-point="0" svg:d="M20794 3975l1025 1770" svg:viewBox="0 0 1026 1771">
          <text:p text:style-name="P9"><text:span text:style-name="T3">HTTPS <text:s text:c="11"/></text:span></text:p>
        </draw:connector>
        <draw:custom-shape draw:style-name="gr11" draw:text-style-name="P4" draw:layer="layout" svg:width="23.876cm" svg:height="1.932cm" svg:x="0.254cm" svg:y="9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2.286cm" svg:height="1.27cm" svg:x="9.843cm" svg:y="2.705cm">
          <text:p text:style-name="P3"><text:span text:style-name="T2">IHM</text:span></text:p>
          <text:p text:style-name="P3"><text:span text:style-name="T2">Ing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8" draw:id="id8" draw:layer="layout" svg:width="3.302cm" svg:height="1.27cm" svg:x="9.883cm" svg:y="5.745cm">
          <text:p text:style-name="P3"><text:span text:style-name="T4">API Ingest</text:span></text:p>
          <text:p text:style-name="P3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10.986cm" svg:y1="3.975cm" svg:x2="11.534cm" svg:y2="5.745cm" draw:start-shape="id7" draw:start-glue-point="2" draw:end-shape="id8" draw:end-glue-point="0" svg:d="M10986 3975l548 1770" svg:viewBox="0 0 549 1771">
          <text:p text:style-name="P9"><text:span text:style-name="T3">HTTPS <text:s text:c="11"/></text:span></text:p>
        </draw:connector>
        <draw:custom-shape draw:style-name="gr12" draw:text-style-name="P11" xml:id="id13" draw:id="id13" draw:layer="layout" svg:width="2.54cm" svg:height="1.27cm" svg:x="0.762cm" svg:y="9.555cm">
          <text:p text:style-name="P3"><text:span text:style-name="T2">API Security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2" draw:id="id12" draw:layer="layout" svg:width="2.54cm" svg:height="1.27cm" svg:x="3.772cm" svg:y="9.555cm">
          <text:p text:style-name="P3"><text:span text:style-name="T2">API IAM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1" draw:id="id11" draw:layer="layout" svg:width="3.048cm" svg:height="1.27cm" svg:x="6.482cm" svg:y="9.555cm">
          <text:p text:style-name="P3"><text:span text:style-name="T2">API Referential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0" draw:id="id10" draw:layer="layout" svg:width="3.048cm" svg:height="1.27cm" svg:x="9.738cm" svg:y="9.555cm">
          <text:p text:style-name="P3"><text:span text:style-name="T2">API Ingest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21.819cm" svg:y1="7.015cm" svg:x2="19.612cm" svg:y2="9.555cm" draw:start-shape="id6" draw:start-glue-point="2" draw:end-shape="id9" draw:end-glue-point="0" svg:d="M21819 7015l-2207 2540" svg:viewBox="0 0 2208 2541">
          <text:p text:style-name="P9"><text:span text:style-name="T3">HTTPS <text:s text:c="11"/></text:span></text:p>
        </draw:connector>
        <draw:custom-shape draw:style-name="gr14" draw:text-style-name="P11" xml:id="id9" draw:id="id9" draw:layer="layout" svg:width="3.664cm" svg:height="1.27cm" svg:x="17.78cm" svg:y="9.555cm">
          <text:p text:style-name="P3"><text:span text:style-name="T2">API Archive-Search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11.534cm" svg:y1="7.015cm" svg:x2="11.262cm" svg:y2="9.555cm" draw:start-shape="id8" draw:start-glue-point="2" draw:end-shape="id10" draw:end-glue-point="0" svg:d="M11534 7015l-272 2540" svg:viewBox="0 0 273 2541">
          <text:p text:style-name="P9"><text:span text:style-name="T3">HTTPS <text:s text:c="11"/></text:span></text:p>
        </draw:connector>
        <draw:connector draw:style-name="gr10" draw:text-style-name="P10" draw:layer="layout" draw:type="line" svg:x1="8.033cm" svg:y1="7.015cm" svg:x2="8.006cm" svg:y2="9.555cm" draw:start-shape="id4" draw:start-glue-point="2" draw:end-shape="id11" draw:end-glue-point="0" svg:d="M8033 7015l-27 2540" svg:viewBox="0 0 28 2541">
          <text:p text:style-name="P9"><text:span text:style-name="T3">HTTPS <text:s text:c="11"/></text:span></text:p>
        </draw:connector>
        <draw:connector draw:style-name="gr10" draw:text-style-name="P10" draw:layer="layout" draw:type="line" svg:x1="5.092cm" svg:y1="6.976cm" svg:x2="5.042cm" svg:y2="9.555cm" draw:start-shape="id2" draw:start-glue-point="2" draw:end-shape="id12" draw:end-glue-point="0" svg:d="M5092 6976l-50 2579" svg:viewBox="0 0 51 2580">
          <text:p text:style-name="P9"><text:span text:style-name="T3">HTTPS <text:s text:c="11"/></text:span></text:p>
        </draw:connector>
        <draw:connector draw:style-name="gr15" draw:text-style-name="P12" draw:layer="layout" draw:line-skew="0.507cm" svg:x1="21.819cm" svg:y1="7.015cm" svg:x2="2.032cm" svg:y2="9.555cm" draw:start-shape="id6" draw:start-glue-point="2" draw:end-shape="id13" draw:end-glue-point="0" svg:d="M21819 7015v1778h-19787v762" svg:viewBox="0 0 19788 2541">
          <text:p/>
        </draw:connector>
        <draw:custom-shape draw:style-name="gr16" draw:text-style-name="P13" xml:id="id15" draw:id="id15" draw:layer="layout" svg:width="1.778cm" svg:height="2.032cm" svg:x="3.302cm" svg:y="11.841cm">
          <text:p text:style-name="P3"><text:span text:style-name="T2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4" draw:layer="layout" svg:width="11.938cm" svg:height="2.032cm" svg:x="12.192cm" svg:y="12.2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4" draw:id="id14" draw:layer="layout" svg:width="3.556cm" svg:height="1.27cm" svg:x="19.05cm" svg:y="12.749cm">
          <text:p text:style-name="P3"><text:span text:style-name="T2">API Ingest /Access</text:span></text:p>
          <text:p text:style-name="P3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6" draw:id="id16" draw:layer="layout" svg:width="3.556cm" svg:height="1.27cm" svg:x="13.716cm" svg:y="12.649cm">
          <text:p text:style-name="P15"><text:span text:style-name="T2">API Functional </text:span></text:p>
          <text:p text:style-name="P15"><text:span text:style-name="T2">Admin</text:span></text:p>
          <text:p text:style-name="P1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line" svg:x1="19.612cm" svg:y1="10.825cm" svg:x2="20.828cm" svg:y2="12.749cm" draw:start-shape="id9" draw:start-glue-point="2" draw:end-shape="id14" draw:end-glue-point="0" svg:d="M19612 10825l1216 1924" svg:viewBox="0 0 1217 1925">
          <text:p/>
        </draw:connector>
        <draw:connector draw:style-name="gr15" draw:text-style-name="P12" draw:layer="layout" draw:type="line" svg:x1="19.612cm" svg:y1="10.825cm" svg:x2="5.08cm" svg:y2="12.857cm" draw:start-shape="id9" draw:start-glue-point="2" draw:end-shape="id15" draw:end-glue-point="8" svg:d="M19612 10825l-14532 2032" svg:viewBox="0 0 14533 2033">
          <text:p/>
        </draw:connector>
        <draw:connector draw:style-name="gr15" draw:text-style-name="P12" draw:layer="layout" draw:type="line" svg:x1="5.042cm" svg:y1="10.825cm" svg:x2="15.494cm" svg:y2="12.649cm" draw:start-shape="id12" draw:start-glue-point="2" draw:end-shape="id16" draw:end-glue-point="0" svg:d="M5042 10825l10452 1824" svg:viewBox="0 0 10453 1825">
          <text:p/>
        </draw:connector>
        <draw:connector draw:style-name="gr15" draw:text-style-name="P12" draw:layer="layout" draw:type="line" svg:x1="5.042cm" svg:y1="10.825cm" svg:x2="4.191cm" svg:y2="11.841cm" draw:start-shape="id12" draw:start-glue-point="2" draw:end-shape="id15" draw:end-glue-point="5" svg:d="M5042 10825l-851 1016" svg:viewBox="0 0 852 1017">
          <text:p/>
        </draw:connector>
        <draw:connector draw:style-name="gr15" draw:text-style-name="P12" draw:layer="layout" draw:type="line" svg:x1="2.032cm" svg:y1="10.825cm" svg:x2="4.191cm" svg:y2="11.841cm" draw:start-shape="id13" draw:start-glue-point="2" draw:end-shape="id15" draw:end-glue-point="5" svg:d="M2032 10825l2159 1016" svg:viewBox="0 0 2160 1017">
          <text:p/>
        </draw:connector>
        <draw:connector draw:style-name="gr15" draw:text-style-name="P12" draw:layer="layout" draw:type="line" svg:x1="11.262cm" svg:y1="10.825cm" svg:x2="20.828cm" svg:y2="12.749cm" draw:start-shape="id10" draw:start-glue-point="2" draw:end-shape="id14" draw:end-glue-point="0" svg:d="M11262 10825l9566 1924" svg:viewBox="0 0 9567 1925">
          <text:p/>
        </draw:connector>
        <draw:connector draw:style-name="gr15" draw:text-style-name="P12" draw:layer="layout" draw:type="line" svg:x1="8.006cm" svg:y1="10.825cm" svg:x2="20.828cm" svg:y2="12.749cm" draw:start-shape="id11" draw:start-glue-point="2" draw:end-shape="id14" draw:end-glue-point="0" svg:d="M8006 10825l12822 1924" svg:viewBox="0 0 12823 1925">
          <text:p/>
        </draw:connector>
        <draw:connector draw:style-name="gr15" draw:text-style-name="P12" draw:layer="layout" draw:type="line" svg:x1="8.006cm" svg:y1="10.825cm" svg:x2="13.716cm" svg:y2="13.284cm" draw:start-shape="id11" draw:start-glue-point="2" draw:end-shape="id16" svg:d="M8006 10825l5710 2459" svg:viewBox="0 0 5711 2460">
          <text:p/>
        </draw:connector>
        <draw:custom-shape draw:style-name="gr19" draw:text-style-name="P16" draw:layer="layout" svg:width="1.27cm" svg:height="3.048cm" svg:x="24.7cm" svg:y="11.684cm">
          <text:p text:style-name="P3"><text:span text:style-name="T5"><text:s text:c="30"/></text:span><text:span text:style-name="T5">VITAM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16" draw:layer="layout" svg:width="1.27cm" svg:height="9.398cm" svg:x="24.638cm" svg:y="2.032cm">
          <text:p text:style-name="P3"><text:span text:style-name="T5"><text:s text:c="30"/></text:span><text:span text:style-name="T5">VITAMUI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16" draw:layer="layout" svg:width="1.27cm" svg:height="1.27cm" svg:x="24.7cm" svg:y="0.594cm">
          <text:p text:style-name="P3"><text:span text:style-name="T5"><text:s text:c="30"/></text:span><text:span text:style-name="T5">Client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17" xml:id="id17" draw:id="id17" draw:layer="layout" svg:width="2.453cm" svg:height="1.486cm" svg:x="16.764cm" svg:y="0cm">
          <draw:image xlink:href="Pictures/10000001000000AF0000008061EDCC1FEC131CDD.png" xlink:type="simple" xlink:show="embed" xlink:actuate="onLoad" draw:mime-type="image/png">
            <text:p/>
          </draw:image>
        </draw:frame>
        <draw:frame draw:style-name="gr23" draw:text-style-name="P17" xml:id="id19" draw:id="id19" draw:layer="layout" svg:width="1.843cm" svg:height="1.524cm" svg:x="4.253cm" svg:y="0.111cm">
          <draw:image xlink:href="Pictures/10000001000000850000006ED6455FCAFBC312B5.png" xlink:type="simple" xlink:show="embed" xlink:actuate="onLoad" draw:mime-type="image/png">
            <text:p/>
          </draw:image>
        </draw:frame>
        <draw:connector draw:style-name="gr10" draw:text-style-name="P10" draw:layer="layout" draw:type="line" svg:x1="17.99cm" svg:y1="1.486cm" svg:x2="20.794cm" svg:y2="2.705cm" draw:start-shape="id17" draw:start-glue-point="2" draw:end-shape="id5" draw:end-glue-point="0" svg:d="M17990 1486l2804 1219" svg:viewBox="0 0 2805 1220">
          <text:p text:style-name="P9"><text:span text:style-name="T3">HTTPS <text:s text:c="11"/></text:span></text:p>
        </draw:connector>
        <draw:connector draw:style-name="gr10" draw:text-style-name="P10" xml:id="id18" draw:id="id18" draw:layer="layout" draw:type="line" svg:x1="17.823cm" svg:y1="1.524cm" svg:x2="10.986cm" svg:y2="2.705cm" draw:end-shape="id7" draw:end-glue-point="0" svg:d="M17823 1524l-6837 1181" svg:viewBox="0 0 6838 1182">
          <text:p text:style-name="P9"><text:span text:style-name="T3">HTTPS <text:s text:c="11"/></text:span></text:p>
        </draw:connector>
        <draw:connector draw:style-name="gr10" draw:text-style-name="P10" draw:layer="layout" draw:type="line" svg:x1="17.823cm" svg:y1="1.524cm" svg:x2="8.185cm" svg:y2="2.705cm" draw:start-shape="id18" draw:start-glue-point="2" draw:end-shape="id3" draw:end-glue-point="0" svg:d="M17823 1524l-9638 1181" svg:viewBox="0 0 9639 1182">
          <text:p text:style-name="P9"><text:span text:style-name="T3">HTTPS <text:s text:c="11"/></text:span></text:p>
        </draw:connector>
        <draw:connector draw:style-name="gr10" draw:text-style-name="P10" draw:layer="layout" draw:type="line" svg:x1="5.174cm" svg:y1="1.635cm" svg:x2="5.091cm" svg:y2="2.705cm" draw:start-shape="id19" draw:start-glue-point="2" draw:end-shape="id1" draw:end-glue-point="0" svg:d="M5174 1635l-83 1070" svg:viewBox="0 0 84 1071">
          <text:p text:style-name="P9"><text:span text:style-name="T3">HTTPS <text:s text:c="11"/></text:span></text:p>
        </draw:connector>
        <draw:connector draw:style-name="gr24" draw:text-style-name="P12" draw:layer="layout" draw:type="line" svg:x1="3.948cm" svg:y1="3.34cm" svg:x2="2.032cm" svg:y2="5.92cm" draw:start-shape="id1" draw:end-shape="id20" draw:end-glue-point="1" svg:d="M3948 3340l-1916 2580" svg:viewBox="0 0 1917 2581">
          <text:p/>
        </draw:connector>
        <draw:connector draw:style-name="gr15" draw:text-style-name="P12" draw:layer="layout" draw:type="line" svg:x1="2.032cm" svg:y1="5.92cm" svg:x2="3.949cm" svg:y2="6.341cm" draw:start-shape="id20" draw:start-glue-point="1" draw:end-shape="id2" draw:end-glue-point="3" svg:d="M2032 5920l1917 421" svg:viewBox="0 0 1918 422">
          <text:p/>
        </draw:connector>
        <draw:connector draw:style-name="gr15" draw:text-style-name="P12" draw:layer="layout" draw:type="line" svg:x1="1.143cm" svg:y1="3.556cm" svg:x2="1.143cm" svg:y2="2.032cm" draw:start-shape="id20" draw:start-glue-point="0" draw:end-shape="id21" draw:end-glue-point="2" svg:d="M1143 3556v-1524" svg:viewBox="0 0 1 1525">
          <text:p/>
        </draw:connector>
        <draw:custom-shape draw:style-name="gr25" draw:text-style-name="P18" draw:layer="layout" svg:width="3.59cm" svg:height="0.762cm" svg:x="20.794cm" svg:y="1.524cm">
          <text:p text:style-name="P3"><text:span text:style-name="T6">CAS PROTECTED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944cm" svg:height="0.762cm" svg:x="20.948cm" svg:y="4.472cm">
          <text:p text:style-name="P3"><text:span text:style-name="T6">CERTIFICAT &amp; TOKEN </text:span></text:p>
          <text:p text:style-name="P3"><text:span text:style-name="T6">PROTECTED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844cm" svg:height="0.762cm" svg:x="21.048cm" svg:y="8.128cm">
          <text:p text:style-name="P3"><text:span text:style-name="T6">TOKEN PROTECTED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draw:type="line" svg:x1="20.828cm" svg:y1="14.019cm" svg:x2="20.699cm" svg:y2="15.313cm" draw:start-shape="id14" draw:start-glue-point="2" svg:d="M20828 14019l-129 1294" svg:viewBox="0 0 130 1295">
          <text:p/>
        </draw:connector>
        <draw:connector draw:style-name="gr15" draw:text-style-name="P12" draw:layer="layout" draw:type="line" svg:x1="15.494cm" svg:y1="13.919cm" svg:x2="15.36cm" svg:y2="15.266cm" draw:start-shape="id16" draw:start-glue-point="2" svg:d="M15494 13919l-134 1347" svg:viewBox="0 0 135 1348">
          <text:p/>
        </draw:connector>
        <draw:custom-shape draw:style-name="gr28" draw:text-style-name="P5" xml:id="id22" draw:id="id22" draw:layer="layout" svg:width="2.832cm" svg:height="1.27cm" svg:x="12.408cm" svg:y="2.694cm">
          <text:p text:style-name="P3"><text:span text:style-name="T3">IHMs</text:span></text:p>
          <text:p text:style-name="P3"><text:span text:style-name="T3">Col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17.99cm" svg:y1="1.486cm" svg:x2="13.824cm" svg:y2="2.694cm" draw:end-shape="id22" draw:end-glue-point="0" svg:d="M17990 1486l-4166 1208" svg:viewBox="0 0 4167 1209">
          <text:p text:style-name="P9"><text:span text:style-name="T3">HTTPS <text:s text:c="11"/></text:span></text:p>
        </draw:connector>
        <draw:custom-shape draw:style-name="gr29" draw:text-style-name="P6" xml:id="id23" draw:id="id23" draw:layer="layout" svg:width="2.832cm" svg:height="1.27cm" svg:x="13.424cm" svg:y="5.745cm">
          <text:p text:style-name="P3"><text:span text:style-name="T1">API Collect</text:span></text:p>
          <text:p text:style-name="P3"><text:span text:style-name="T1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13.824cm" svg:y1="3.964cm" svg:x2="14.84cm" svg:y2="5.745cm" draw:start-shape="id22" draw:start-glue-point="2" draw:end-shape="id23" draw:end-glue-point="0" svg:d="M13824 3964l1016 1781" svg:viewBox="0 0 1017 1782">
          <text:p text:style-name="P9"><text:span text:style-name="T3">HTTPS <text:s text:c="11"/></text:span></text:p>
        </draw:connector>
        <draw:connector draw:style-name="gr15" draw:text-style-name="P12" draw:layer="layout" draw:line-skew="0.507cm" svg:x1="14.84cm" svg:y1="7.015cm" svg:x2="2.032cm" svg:y2="9.555cm" draw:start-shape="id23" draw:start-glue-point="2" svg:d="M14840 7015v2028h-12808v512" svg:viewBox="0 0 12809 2541">
          <text:p/>
        </draw:connector>
        <draw:custom-shape draw:style-name="gr14" draw:text-style-name="P11" xml:id="id24" draw:id="id24" draw:layer="layout" svg:width="3.664cm" svg:height="1.27cm" svg:x="13.162cm" svg:y="9.598cm">
          <text:p text:style-name="P3"><text:span text:style-name="T2">API Collect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line" svg:x1="14.994cm" svg:y1="10.868cm" svg:x2="20.828cm" svg:y2="12.749cm" draw:start-shape="id24" draw:start-glue-point="2" svg:d="M14994 10868l5834 1881" svg:viewBox="0 0 5835 1882">
          <text:p/>
        </draw:connector>
        <draw:connector draw:style-name="gr15" draw:text-style-name="P12" draw:layer="layout" draw:type="line" svg:x1="14.994cm" svg:y1="10.868cm" svg:x2="5.08cm" svg:y2="12.857cm" draw:start-shape="id24" draw:start-glue-point="2" svg:d="M14994 10868l-9914 1989" svg:viewBox="0 0 9915 1990">
          <text:p/>
        </draw:connector>
        <draw:custom-shape draw:style-name="gr30" draw:text-style-name="P5" xml:id="id25" draw:id="id25" draw:layer="layout" svg:width="2.562cm" svg:height="1.27cm" svg:x="15.98cm" svg:y="2.694cm">
          <text:p text:style-name="P3"><text:span text:style-name="T3">IHMs</text:span></text:p>
          <text:p text:style-name="P3"><text:span text:style-name="T3">Pas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17.99cm" svg:y1="1.486cm" svg:x2="17.261cm" svg:y2="2.694cm" draw:end-shape="id25" draw:end-glue-point="0" svg:d="M17990 1486l-729 1208" svg:viewBox="0 0 730 1209">
          <text:p text:style-name="P9"><text:span text:style-name="T3">HTTPS <text:s text:c="11"/></text:span></text:p>
        </draw:connector>
        <draw:connector draw:style-name="gr10" draw:text-style-name="P10" draw:layer="layout" draw:type="line" svg:x1="17.261cm" svg:y1="3.964cm" svg:x2="18.226cm" svg:y2="5.588cm" draw:start-shape="id25" draw:start-glue-point="2" draw:end-shape="id26" draw:end-glue-point="0" svg:d="M17261 3964l965 1624" svg:viewBox="0 0 966 1625">
          <text:p text:style-name="P9"><text:span text:style-name="T3">HTTPS <text:s text:c="11"/></text:span></text:p>
        </draw:connector>
        <draw:custom-shape draw:style-name="gr29" draw:text-style-name="P6" xml:id="id26" draw:id="id26" draw:layer="layout" svg:width="2.832cm" svg:height="1.27cm" svg:x="16.81cm" svg:y="5.588cm">
          <text:p text:style-name="P3"><text:span text:style-name="T1">API Pastis</text:span></text:p>
          <text:p text:style-name="P3"><text:span text:style-name="T1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18.226cm" svg:y1="6.858cm" svg:x2="8.006cm" svg:y2="9.555cm" draw:start-shape="id26" draw:start-glue-point="2" draw:end-shape="id11" draw:end-glue-point="0" svg:d="M18226 6858l-10220 2697" svg:viewBox="0 0 10221 2698">
          <text:p text:style-name="P9"><text:span text:style-name="T3">HTTPS <text:s text:c="11"/></text:span></text:p>
        </draw:connector>
        <draw:connector draw:style-name="gr15" draw:text-style-name="P12" draw:layer="layout" draw:line-skew="0.507cm" svg:x1="18.226cm" svg:y1="6.858cm" svg:x2="2.032cm" svg:y2="9.555cm" draw:start-shape="id26" draw:start-glue-point="2" svg:d="M18226 6858v2107h-16194v590" svg:viewBox="0 0 16195 2698">
          <text:p/>
        </draw:connector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3T15:18:17.176635813</meta:creation-date>
    <dc:date>2022-12-05T14:57:21.794197225</dc:date>
    <meta:editing-duration>PT46M28S</meta:editing-duration>
    <meta:editing-cycles>7</meta:editing-cycles>
    <meta:generator>LibreOffice/7.3.6.2$Linux_X86_64 LibreOffice_project/30$Build-2</meta:generator>
    <meta:document-statistic meta:object-count="93"/>
  </office:meta>
</office:document-meta>
</file>